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pt" fo:font-weight="normal" officeooo:rsid="0008ce52" officeooo:paragraph-rsid="000a4c8d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start" style:justify-single-word="false"/>
      <style:text-properties fo:font-size="10pt" officeooo:rsid="0008ce52" officeooo:paragraph-rsid="0008ce5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d5f73" officeooo:paragraph-rsid="000d5f73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d5f73" officeooo:paragraph-rsid="00133b8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e6b46" officeooo:paragraph-rsid="000e6b4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e6b46" officeooo:paragraph-rsid="00133b81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a4c8d" officeooo:paragraph-rsid="000a4c8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a4c8d" officeooo:paragraph-rsid="00133b8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d4a62" officeooo:paragraph-rsid="000d4a62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b20de" officeooo:paragraph-rsid="000b20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b20de" officeooo:paragraph-rsid="000d5f73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0eb52b" officeooo:paragraph-rsid="000d5f73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rsid="00144bec" officeooo:paragraph-rsid="00144be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font-name="Times New Roman" fo:font-size="10pt" fo:font-style="normal" fo:font-weight="normal" officeooo:paragraph-rsid="00133b81" style:font-size-asian="10pt" style:font-style-asian="normal" style:font-size-complex="10pt" style:font-style-complex="normal"/>
    </style:style>
    <style:style style:name="P15" style:family="paragraph" style:parent-style-name="Header">
      <style:paragraph-properties fo:text-align="center" style:justify-single-word="false"/>
      <style:text-properties style:font-name="Times New Roman" fo:font-size="10pt" fo:font-style="normal" fo:font-weight="bold" officeooo:rsid="0008ce52" officeooo:paragraph-rsid="000a4c8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font-name="Times New Roman" fo:font-size="10pt" fo:font-style="normal" officeooo:paragraph-rsid="00133b81" style:font-size-asian="10pt" style:font-style-asian="normal" style:font-size-complex="10pt" style:font-style-complex="normal"/>
    </style:style>
    <style:style style:name="P17" style:family="paragraph" style:parent-style-name="Header">
      <style:paragraph-properties fo:text-align="start" style:justify-single-word="false"/>
      <style:text-properties style:font-name="Times New Roman" fo:font-size="11pt" fo:font-style="normal" fo:font-weight="normal" officeooo:rsid="000d5f73" officeooo:paragraph-rsid="000d5f73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Header">
      <style:paragraph-properties fo:text-align="start" style:justify-single-word="false"/>
      <style:text-properties style:font-name="Times New Roman" fo:font-size="11pt" fo:font-style="normal" fo:font-weight="normal" officeooo:rsid="000d5f73" officeooo:paragraph-rsid="00133b8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Header">
      <style:paragraph-properties fo:text-align="start" style:justify-single-word="false"/>
      <style:text-properties style:font-name="Times New Roman" fo:font-size="11pt" fo:font-style="normal" fo:font-weight="normal" officeooo:rsid="000e6b46" officeooo:paragraph-rsid="00133b8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Header">
      <style:paragraph-properties fo:text-align="start" style:justify-single-word="false"/>
      <style:text-properties style:font-name="Times New Roman" fo:font-size="11pt" fo:font-style="normal" fo:font-weight="normal" officeooo:rsid="000a4c8d" officeooo:paragraph-rsid="000a4c8d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Header">
      <style:paragraph-properties fo:text-align="start" style:justify-single-word="false"/>
      <style:text-properties style:font-name="Times New Roman" fo:font-size="11pt" fo:font-style="normal" fo:font-weight="normal" officeooo:rsid="000a4c8d" officeooo:paragraph-rsid="00133b8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Header">
      <style:paragraph-properties fo:text-align="start" style:justify-single-word="false"/>
      <style:text-properties style:font-name="Times New Roman" fo:font-size="11pt" fo:font-style="normal" fo:font-weight="normal" officeooo:rsid="000b20de" officeooo:paragraph-rsid="000d5f7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Header">
      <style:paragraph-properties fo:text-align="center" style:justify-single-word="false"/>
      <style:text-properties style:font-name="Times New Roman" fo:font-size="11pt" fo:font-style="normal" fo:font-weight="normal" officeooo:rsid="0008ce52" officeooo:paragraph-rsid="000a4c8d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Header">
      <style:paragraph-properties fo:text-align="start" style:justify-single-word="false"/>
      <style:text-properties style:font-name="Times New Roman" fo:font-size="11pt" fo:font-style="normal" fo:font-weight="normal" officeooo:paragraph-rsid="00133b81" style:font-size-asian="11pt" style:font-style-asian="normal" style:font-size-complex="11pt" style:font-style-complex="normal"/>
    </style:style>
    <style:style style:name="P25" style:family="paragraph" style:parent-style-name="Header">
      <style:paragraph-properties fo:text-align="start" style:justify-single-word="false"/>
      <style:text-properties style:font-name="Times New Roman" fo:font-size="11pt" fo:font-style="normal" officeooo:paragraph-rsid="00133b81" style:font-size-asian="11pt" style:font-style-asian="normal" style:font-size-complex="11pt" style:font-style-complex="normal"/>
    </style:style>
    <style:style style:name="P26" style:family="paragraph" style:parent-style-name="Header">
      <style:paragraph-properties fo:margin-left="0in" fo:margin-right="0in" fo:text-align="start" style:justify-single-word="false" fo:text-indent="0in" style:auto-text-indent="false"/>
      <style:text-properties style:font-name="Times New Roman" fo:font-size="10pt" fo:font-style="normal" fo:font-weight="normal" officeooo:rsid="00126da6" officeooo:paragraph-rsid="00133b81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Header">
      <style:paragraph-properties fo:margin-left="0in" fo:margin-right="0in" fo:text-align="start" style:justify-single-word="false" fo:text-indent="0in" style:auto-text-indent="false"/>
      <style:text-properties style:font-name="Times New Roman" fo:font-size="10pt" fo:font-style="normal" fo:font-weight="normal" officeooo:rsid="000eb52b" officeooo:paragraph-rsid="00133b8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officeooo:rsid="0011ad9d" style:font-weight-asian="normal" style:font-weight-complex="normal"/>
    </style:style>
    <style:style style:name="T2" style:family="text">
      <style:text-properties fo:font-weight="normal" officeooo:rsid="000d4a62" style:font-weight-asian="normal" style:font-weight-complex="normal"/>
    </style:style>
    <style:style style:name="T3" style:family="text">
      <style:text-properties fo:font-weight="normal" officeooo:rsid="000b20de" style:font-weight-asian="normal" style:font-weight-complex="normal"/>
    </style:style>
    <style:style style:name="T4" style:family="text">
      <style:text-properties fo:font-weight="normal" officeooo:rsid="000eb52b" style:font-weight-asian="normal" style:font-weight-complex="normal"/>
    </style:style>
    <style:style style:name="T5" style:family="text">
      <style:text-properties officeooo:rsid="000b20de"/>
    </style:style>
    <style:style style:name="T6" style:family="text">
      <style:text-properties officeooo:rsid="000d4a62"/>
    </style:style>
    <style:style style:name="T7" style:family="text">
      <style:text-properties fo:font-weight="bold" officeooo:rsid="000d4a62" style:font-weight-asian="bold" style:font-weight-complex="bold"/>
    </style:style>
    <style:style style:name="T8" style:family="text">
      <style:text-properties officeooo:rsid="000d5f73"/>
    </style:style>
    <style:style style:name="T9" style:family="text">
      <style:text-properties officeooo:rsid="000e6b46"/>
    </style:style>
    <style:style style:name="T10" style:family="text">
      <style:text-properties officeooo:rsid="000fc237"/>
    </style:style>
    <style:style style:name="T11" style:family="text">
      <style:text-properties officeooo:rsid="0011ad9d"/>
    </style:style>
    <style:style style:name="T12" style:family="text">
      <style:text-properties officeooo:rsid="000e6b46" style:font-weight-asian="normal" style:font-weight-complex="normal"/>
    </style:style>
    <style:style style:name="T13" style:family="text">
      <style:text-properties officeooo:rsid="0011ad9d" style:font-weight-asian="normal" style:font-weight-complex="normal"/>
    </style:style>
    <style:style style:name="T14" style:family="text">
      <style:text-properties officeooo:rsid="001105ec" style:font-weight-asian="normal" style:font-weight-complex="normal"/>
    </style:style>
    <style:style style:name="T15" style:family="text">
      <style:text-properties officeooo:rsid="000eb52b"/>
    </style:style>
    <style:style style:name="T16" style:family="text">
      <style:text-properties officeooo:rsid="00126da6"/>
    </style:style>
    <style:style style:name="T17" style:family="text">
      <style:text-properties officeooo:rsid="00133b81"/>
    </style:style>
    <style:style style:name="T18" style:family="text">
      <style:text-properties officeooo:rsid="00144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okumentace úlohy CLS: C++ classes v PHP do IPP 2016/2017 </text:p>
      <text:p text:style-name="P23">Jméno a příjmení: Lukáš Drahník </text:p>
      <text:p text:style-name="P23">Login: xdrahn00</text:p>
      <text:p text:style-name="P15"/>
      <text:p text:style-name="P17">1. Úvod do <text:span text:style-name="T10">projektu</text:span></text:p>
      <text:p text:style-name="P3"/>
      <text:p text:style-name="P26">Cílem projektu bylo vytvořit <text:span text:style-name="T17">skript pro analýzu dědičnosti mezi třídami popsanými zjednodušenou syntaxí pro soubory programovacího jazyka C++11.</text:span></text:p>
      <text:p text:style-name="P3"/>
      <text:p text:style-name="P19">1.1. Obsah repozitáře</text:p>
      <text:p text:style-name="P6"/>
      <text:p text:style-name="P6">Repozitář obsahuje zadání, zdrojový kód, testy, dokumentaci, soubor rozsireni s uvedenými zapnutými rozšířeními a script<text:span text:style-name="T16">y</text:span> pro vytvoření <text:span text:style-name="T16">a otestování</text:span> <text:span text:style-name="T16">potřebného </text:span>archivu k odevzdání do informačního systému na FIT v Brně - WIS.</text:p>
      <text:p text:style-name="P5"/>
      <text:p text:style-name="P18">1.<text:span text:style-name="T11">2</text:span>. Požadavky <text:span text:style-name="T9">na program</text:span></text:p>
      <text:p text:style-name="P4"/>
      <text:p text:style-name="P4">Projek<text:span text:style-name="T9">t</text:span> vyžaduje <text:span text:style-name="T9">k běhu </text:span>PHP verzi 5.6. <text:span text:style-name="T9">Kompatibilita s jinými verzemi nebyla vyžadována a tudíž není zajištěna.</text:span></text:p>
      <text:p text:style-name="P3"><text:s/></text:p>
      <text:p text:style-name="P18">1.<text:span text:style-name="T11">3</text:span>. Readme</text:p>
      <text:p text:style-name="P4"/>
      <text:p text:style-name="P4"><text:span text:style-name="T10">Obsahuje základní příkazy včetně potřebných příkazů pro zprovoznění repozitáře do spustitelného stavu.</text:span></text:p>
      <text:p text:style-name="P3"/>
      <text:p text:style-name="P24"><text:span text:style-name="T12">1.</text:span><text:span text:style-name="T13">4</text:span><text:span text:style-name="T14">. Vývoj projektu</text:span></text:p>
      <text:p text:style-name="P14"/>
      <text:p text:style-name="P14"><text:span text:style-name="T14">Vývoj projektu byl provedený postupných navrhováním a implementováním konkrétních modulů dle zadání, které bylo nutné testovat odděleně. K vývoji byl použit distribuuovaný systém správy verzí, Git.</text:span></text:p>
      <text:p text:style-name="P7"/>
      <text:p text:style-name="P20"><text:span text:style-name="T11">2. </text:span>Rozdělení na moduly</text:p>
      <text:p text:style-name="P7"/>
      <text:p text:style-name="P13">Logickými celky v programu jsou CLS argument parser sloužící pro zpracování vstupních argumentů, CPP parser + CPP struktury pro převod zdrojového C++ kódu do sebenavazujících objektů, CLS parser pro zpracování vytvořených objektů a převod do XML a XML element objekt sloužící jako základní struktura pro generování XML.</text:p>
      <text:p text:style-name="P7"/>
      <text:p text:style-name="P21"><text:span text:style-name="T11">2.1. CLS argument parser</text:span></text:p>
      <text:p text:style-name="P21"/>
      <text:p text:style-name="P8"><text:span text:style-name="T6">Modul starající se o načítání vstupních parametrů pomocí metody getopt, parametry jsou v instanci uloženy po spuštění metody run a jsou zde implementovány metody isOptionSet a getOptionValue pro usnadnění. Na modul navazuje zpracování vstupních tříd pomocí CPP parseru, který sám o sobě potřebuje znát mód (standard nebo details) kvůli optimalizacím (dobrým příkladem je hledání konfliktů, kdy se kupříkladu nakládání s nimi bez zapnutého option --conflicts ignoruje).</text:span></text:p>
      <text:p text:style-name="P9"/>
      <text:p text:style-name="P21"><text:span text:style-name="T11">2</text:span>.<text:span text:style-name="T11">2 </text:span>CPP struktury a <text:span text:style-name="T6">CPP </text:span>parser</text:p>
      <text:p text:style-name="P8"/>
      <text:p text:style-name="P8"><text:span text:style-name="T8">Modul řeší </text:span>zpracování C++ kódu ze vstupu a jeho <text:span text:style-name="T5">následné převedení na</text:span> <text:span text:style-name="T16">struktury provázaných objektů</text:span>. Výstupem modulu jsou C++ <text:span text:style-name="T5">objekty například typu </text:span>tříd<text:span text:style-name="T5">a</text:span>, metod<text:span text:style-name="T5">a</text:span>, atributy <text:span text:style-name="T6">u metody. V rámci modulu se také dohlíží na patřičnou sémantickou a syntaktickou správnost zápisu programu v jazyce C++ a vyvozování patřičních výjimek a návratových hodnot.</text:span></text:p>
      <text:p text:style-name="P7"/>
      <text:p text:style-name="P25"><text:span text:style-name="T1">2</text:span><text:span text:style-name="T2">.</text:span><text:span text:style-name="T1">3</text:span><text:span text:style-name="T2">. </text:span><text:span text:style-name="T3">CLS parser</text:span></text:p>
      <text:p text:style-name="P16"/>
      <text:p text:style-name="P16"><text:span text:style-name="T4">Základním kamenem modulu je používání CPP parseru a tedy navázání a práce s objekty z jazyka C++. V modulu je několikrát použitý rekurzivní sestup, při výpisu na patřičný výstup tak i při generování struktury z objektů typu XMLElement o kterém bude více zmíněno níže.</text:span></text:p>
      <text:p text:style-name="P3"/>
      <text:p text:style-name="P18"><text:soft-page-break/><text:span text:style-name="T11">2</text:span>.<text:span text:style-name="T11">4</text:span>. <text:span text:style-name="T15">XML: </text:span></text:p>
      <text:p text:style-name="P18"/>
      <text:p text:style-name="P4"><text:span text:style-name="T15">Pro zápis do souborů byl použit objekt XMLWritter, ke kterému byl doprogramován objekt XMLElement zajišťující jasné předávání potřebných dat k výpisu v XML mezi metodami bez ztráty informací. Objekt zajišťuje název a párovost elementu, instance potomků a potřebné zachování struktury, tedy pole instancí pod elementů – instance jsou taktéž typu XMLElementů.</text:span></text:p>
      <text:p text:style-name="P10"/>
      <text:p text:style-name="P22"><text:span text:style-name="T11">3. </text:span>Propojení modulů</text:p>
      <text:p text:style-name="P11"/>
      <text:p text:style-name="P11"><text:span text:style-name="T11">M</text:span>oduly jsou navržené jako jednotlivé celky. Tato struktura byla zvolena vzhledem k vývoji a možnosti otestovat již hotové moduly. Provázanost kupříkladu rozdělení na jmené bloky řeší balíčkovací systém pro php, <text:span text:style-name="T6">C</text:span>omposer. <text:span text:style-name="T8">Po stažení projektu je nutné provést příkaz composer dump-autoload, který vytvoří linky na soubory specifikované pomocí složek v souboru composer.json a vytvoří složku vendor uvedenou v .gitignore, kde se nachází i veškeré soubory potřebné pro autoload. Ve výsledku to tedy znamená vyhnutí se volání require, require_once.</text:span></text:p>
      <text:p text:style-name="P11"/>
      <text:p text:style-name="P17"><text:span text:style-name="T11">4</text:span>. <text:span text:style-name="T10">Otestování</text:span> modul<text:span text:style-name="T18">ů</text:span></text:p>
      <text:p text:style-name="P12"/>
      <text:p text:style-name="P27"><text:span text:style-name="T17">K otestování byly použity</text:span> testy <text:span text:style-name="T17">CLS supplementary tests </text:span>distribuované společně se zadáním rozšířené o obtížnější <text:span text:style-name="T10">testy</text:span>. <text:span text:style-name="T18">Také je v repozitáři umístěn skript Is it ok, který skrze bash script testuje validitu vygenerovaného archivu k odevzdán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fo:font-weight="normal" officeooo:rsid="0008ce52" officeooo:paragraph-rsid="000a4c8d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start" style:justify-single-word="false"/>
      <style:text-properties fo:font-size="10pt" officeooo:rsid="0008ce52" officeooo:paragraph-rsid="0008ce52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kumentace úlohy CLS: C++ classes v PHP do IPP 2016/2017 </text:p>
        <text:p text:style-name="MP2"><text:bookmark-start text:name="__DdeLink__5_1127023203"/>Jméno a příjmení: Lukáš Drahník </text:p>
        <text:p text:style-name="MP2">Login: xdrahn00<text:bookmark-end text:name="__DdeLink__5_112702320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áš Drahník</meta:initial-creator>
    <meta:creation-date>2017-03-06T10:23:18.329268403</meta:creation-date>
    <dc:date>2017-06-21T14:32:57.098353457</dc:date>
    <dc:creator>Lukáš Drahník</dc:creator>
    <meta:editing-duration>PT31M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551" meta:character-count="3767" meta:non-whitespace-character-count="3239"/>
  </office:meta>
</office:document-meta>
</file>